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919cm" fo:min-width="0.66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draw:marker-start-width="0.252cm" draw:marker-end-width="0.252cm" draw:fill-color="#acb20c" draw:textarea-horizontal-align="justify" draw:textarea-vertical-align="middle" draw:auto-grow-height="false" fo:min-height="0.919cm" fo:min-width="0.66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draw:marker-start-width="0.252cm" draw:marker-end-width="0.252cm" draw:fill-color="#ffde59" draw:textarea-horizontal-align="justify" draw:textarea-vertical-align="middle" draw:auto-grow-height="false" fo:min-height="0.919cm" fo:min-width="0.669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draw:stroke="solid"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81cm" svg:stroke-color="#bbe33d" draw:marker-start-width="0.321cm" draw:marker-end="Arrow" draw:marker-end-width="0.421cm" draw:fill="solid" draw:fill-color="#d4ea6b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35cm" svg:stroke-color="#5983b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81cm" svg:stroke-color="#a7074b" draw:marker-start-width="0.321cm" draw:marker-end="Arrow" draw:marker-end-width="0.421cm" draw:fill="solid" draw:fill-color="#1e6a39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svg:stroke-width="0.081cm" svg:stroke-color="#a7074b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-color="#a1467e" draw:textarea-horizontal-align="justify" draw:textarea-vertical-align="middle" draw:auto-grow-height="false" fo:min-height="1.274cm" fo:min-width="1.913cm"/>
      <style:paragraph-properties style:writing-mode="lr-tb"/>
    </style:style>
    <style:style style:name="gr10" style:family="graphic" style:parent-style-name="objectwithoutfill">
      <style:graphic-properties svg:stroke-width="0.081cm" svg:stroke-color="#a7074b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1.274cm" fo:min-width="1.913cm"/>
      <style:paragraph-properties style:writing-mode="lr-tb"/>
    </style:style>
    <style:style style:name="gr12" style:family="graphic" style:parent-style-name="objectwithoutfill">
      <style:graphic-properties draw:stroke="solid" svg:stroke-width="0.081cm" svg:stroke-color="#bbe33d" draw:marker-start-width="0.321cm" draw:marker-end="Arrow" draw:marker-end-width="0.421cm" draw:fill="solid" draw:fill-color="#1e6a39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acb20c"/>
      <style:paragraph-properties fo:text-align="center" style:writing-mode="lr-tb"/>
    </style:style>
    <style:style style:name="P3" style:family="paragraph">
      <loext:graphic-properties draw:fill-color="#ffde59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</style:style>
    <style:style style:name="P6" style:family="paragraph">
      <loext:graphic-properties draw:fill="solid" draw:fill-color="#1e6a39"/>
      <style:paragraph-properties fo:text-align="center"/>
    </style:style>
    <style:style style:name="P7" style:family="paragraph">
      <loext:graphic-properties draw:fill-color="#a1467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0000"/>
    </style:style>
    <style:style style:name="P9" style:family="paragraph">
      <loext:graphic-properties draw:fill-color="#bbe33d"/>
      <style:paragraph-properties fo:text-align="center" style:writing-mode="lr-tb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.651cm" svg:height="1.651cm" svg:x="4.683cm" svg:y="4.81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651cm" svg:height="1.651cm" svg:x="2.905cm" svg:y="14.843cm">
          <text:p text:style-name="P1">P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51cm" svg:height="1.651cm" svg:x="14.716cm" svg:y="3.667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51cm" svg:height="1.651cm" svg:x="8.493cm" svg:y="7.35cm">
          <text:p text:style-name="P1">P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651cm" svg:height="1.651cm" svg:x="7.985cm" svg:y="19.923cm">
          <text:p text:style-name="P1">P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651cm" svg:height="1.651cm" svg:x="14.462cm" svg:y="16.621cm">
          <text:p text:style-name="P1">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15.732cm" svg:y="8.239cm">
          <text:p text:style-name="P1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651cm" svg:height="1.651cm" svg:x="7.604cm" svg:y="13.192cm">
          <text:p text:style-name="P1">P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.651cm" svg:height="1.651cm" svg:x="11.414cm" svg:y="10.652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957cm" svg:y1="5.077cm" svg:x2="9.903cm" svg:y2="7.591cm" draw:start-shape="id1" draw:start-glue-point="7" draw:end-shape="id2" draw:end-glue-point="11" svg:d="M14957 5077l-5054 2514" svg:viewBox="0 0 5055 2515">
          <text:p/>
        </draw:connector>
        <draw:connector draw:style-name="gr5" draw:text-style-name="P5" draw:layer="layout" draw:type="line" svg:x1="15.732cm" svg:y1="9.065cm" svg:x2="10.144cm" svg:y2="8.176cm" draw:start-shape="id3" draw:start-glue-point="6" draw:end-shape="id2" draw:end-glue-point="10" svg:d="M15732 9065l-5588-889" svg:viewBox="0 0 5589 890">
          <text:p/>
        </draw:connector>
        <draw:connector draw:style-name="gr6" draw:text-style-name="P4" draw:layer="layout" draw:type="line" svg:x1="11.655cm" svg:y1="10.893cm" svg:x2="9.903cm" svg:y2="8.76cm" draw:start-shape="id4" draw:start-glue-point="5" draw:end-shape="id2" draw:end-glue-point="9" svg:d="M11655 10893l-1752-2133" svg:viewBox="0 0 1753 2134">
          <text:p/>
        </draw:connector>
        <draw:connector draw:style-name="gr4" draw:text-style-name="P4" draw:layer="layout" draw:type="line" svg:x1="8.811cm" svg:y1="19.923cm" svg:x2="8.43cm" svg:y2="14.843cm" draw:start-shape="id5" draw:start-glue-point="4" draw:end-shape="id6" draw:end-glue-point="8" svg:d="M8811 19923l-381-5080" svg:viewBox="0 0 382 5081">
          <text:p/>
        </draw:connector>
        <draw:connector draw:style-name="gr5" draw:text-style-name="P5" draw:layer="layout" draw:type="line" svg:x1="14.703cm" svg:y1="16.862cm" svg:x2="9.014cm" svg:y2="14.602cm" draw:start-shape="id7" draw:start-glue-point="5" draw:end-shape="id6" draw:end-glue-point="9" svg:d="M14703 16862l-5689-2260" svg:viewBox="0 0 5690 2261">
          <text:p/>
        </draw:connector>
        <draw:connector draw:style-name="gr7" draw:text-style-name="P6" draw:layer="layout" draw:type="line" svg:x1="9.014cm" svg:y1="13.433cm" svg:x2="11.655cm" svg:y2="12.062cm" draw:start-shape="id6" draw:start-glue-point="11" draw:end-shape="id4" draw:end-glue-point="7" svg:d="M9014 13433l2641-1371" svg:viewBox="0 0 2642 1372">
          <text:p/>
        </draw:connector>
        <draw:connector draw:style-name="gr4" draw:text-style-name="P4" draw:layer="layout" draw:type="line" svg:x1="4.315cm" svg:y1="15.084cm" svg:x2="7.604cm" svg:y2="14.018cm" draw:start-shape="id8" draw:start-glue-point="11" draw:end-shape="id6" draw:end-glue-point="6" svg:d="M4315 15084l3289-1066" svg:viewBox="0 0 3290 1067">
          <text:p/>
        </draw:connector>
        <draw:connector draw:style-name="gr4" draw:text-style-name="P4" draw:layer="layout" draw:type="line" svg:x1="3.731cm" svg:y1="16.494cm" svg:x2="7.985cm" svg:y2="20.749cm" draw:start-shape="id8" draw:start-glue-point="8" draw:end-shape="id5" draw:end-glue-point="6" svg:d="M3731 16494l4254 4255" svg:viewBox="0 0 4255 4256">
          <text:p/>
        </draw:connector>
        <draw:connector draw:style-name="gr8" draw:text-style-name="P4" draw:layer="layout" draw:type="line" svg:x1="5.509cm" svg:y1="6.461cm" svg:x2="7.845cm" svg:y2="13.433cm" draw:start-shape="id9" draw:start-glue-point="8" draw:end-shape="id6" draw:end-glue-point="5" svg:d="M5509 6461l2336 6972" svg:viewBox="0 0 2337 6973">
          <text:p/>
        </draw:connector>
        <draw:connector draw:style-name="gr8" draw:text-style-name="P4" draw:layer="layout" draw:type="line" svg:x1="6.334cm" svg:y1="5.636cm" svg:x2="8.734cm" svg:y2="7.591cm" draw:start-shape="id9" draw:start-glue-point="10" draw:end-shape="id2" draw:end-glue-point="5" svg:d="M6334 5636l2400 1955" svg:viewBox="0 0 2401 1956">
          <text:p/>
        </draw:connector>
        <draw:custom-shape draw:style-name="gr9" draw:text-style-name="P7" xml:id="id10" draw:id="id10" draw:layer="layout" svg:width="2.413cm" svg:height="1.524cm" svg:x="1.254cm" svg:y="1.254cm">
          <text:p text:style-name="P1">Work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2.46cm" svg:y1="2.778cm" svg:x2="4.924cm" svg:y2="5.051cm" draw:start-shape="id10" draw:start-glue-point="2" draw:end-shape="id9" draw:end-glue-point="5" svg:d="M2460 2778l2464 2273" svg:viewBox="0 0 2465 2274">
          <text:p/>
        </draw:connector>
        <draw:connector draw:style-name="gr5" draw:text-style-name="P5" draw:layer="layout" draw:type="line" svg:x1="15.288cm" svg:y1="16.621cm" svg:x2="16.558cm" svg:y2="9.89cm" draw:start-shape="id7" draw:start-glue-point="4" draw:end-shape="id3" draw:end-glue-point="8" svg:d="M15288 16621l1270-6731" svg:viewBox="0 0 1271 6732">
          <text:p/>
        </draw:connector>
        <draw:custom-shape draw:style-name="gr11" draw:text-style-name="P9" xml:id="id11" draw:id="id11" draw:layer="layout" svg:width="2.413cm" svg:height="1.524cm" svg:x="16.24cm" svg:y="22.209cm">
          <text:p text:style-name="P8">Work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7.446cm" svg:y1="22.209cm" svg:x2="15.872cm" svg:y2="18.031cm" draw:start-shape="id11" draw:start-glue-point="0" draw:end-shape="id7" draw:end-glue-point="9" svg:d="M17446 22209l-1574-4178" svg:viewBox="0 0 1575 41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3:07:40.760946368</meta:creation-date>
    <dc:date>2021-05-21T23:35:30.509115757</dc:date>
    <meta:editing-duration>PT6M10S</meta:editing-duration>
    <meta:editing-cycles>2</meta:editing-cycles>
    <meta:generator>LibreOffice/6.4.4.2$Linux_X86_64 LibreOffice_project/40$Build-2</meta:generator>
    <meta:document-statistic meta:object-count="24"/>
  </office:meta>
</office:document-meta>
</file>